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style:use-window-font-color="true" fo:language="en" fo:country="US" officeooo:paragraph-rsid="0079b1c9"/>
    </style:style>
    <style:style style:name="P2" style:family="paragraph" style:parent-style-name="Text_20_body">
      <style:text-properties officeooo:paragraph-rsid="0052fc81"/>
    </style:style>
    <style:style style:name="P3" style:family="paragraph" style:parent-style-name="Text_20_body">
      <style:text-properties officeooo:paragraph-rsid="0085b31a"/>
    </style:style>
    <style:style style:name="P4" style:family="paragraph" style:parent-style-name="Text_20_body" style:list-style-name="L1">
      <style:text-properties officeooo:paragraph-rsid="0085b31a"/>
    </style:style>
    <style:style style:name="P5" style:family="paragraph" style:parent-style-name="Text_20_body">
      <style:text-properties style:use-window-font-color="true" fo:language="en" fo:country="US" officeooo:paragraph-rsid="006ee0ad"/>
    </style:style>
    <style:style style:name="P6" style:family="paragraph" style:parent-style-name="Text_20_body">
      <style:text-properties style:use-window-font-color="true" fo:language="en" fo:country="US" officeooo:paragraph-rsid="008d1281"/>
    </style:style>
    <style:style style:name="P7" style:family="paragraph" style:parent-style-name="Text_20_body">
      <style:text-properties style:use-window-font-color="true" fo:language="en" fo:country="US"/>
    </style:style>
    <style:style style:name="P8" style:family="paragraph" style:parent-style-name="Text_20_body" style:list-style-name="L2">
      <style:text-properties style:use-window-font-color="true" fo:language="en" fo:country="US"/>
    </style:style>
    <style:style style:name="P9" style:family="paragraph" style:parent-style-name="Heading_20_2">
      <style:text-properties style:use-window-font-color="true" fo:language="en" fo:country="US" officeooo:rsid="00891e8c" officeooo:paragraph-rsid="00891e8c"/>
    </style:style>
    <style:style style:name="P10" style:family="paragraph" style:parent-style-name="Text_20_body">
      <style:text-properties officeooo:rsid="004c9699" officeooo:paragraph-rsid="004c9699"/>
    </style:style>
    <style:style style:name="P11" style:family="paragraph" style:parent-style-name="Text_20_body">
      <style:text-properties officeooo:paragraph-rsid="00891e8c"/>
    </style:style>
    <style:style style:name="P12" style:family="paragraph" style:parent-style-name="Text_20_body" style:list-style-name="L2">
      <style:text-properties style:use-window-font-color="true" fo:language="en" fo:country="US" officeooo:rsid="0038293e" officeooo:paragraph-rsid="005c4849"/>
    </style:style>
    <style:style style:name="P13" style:family="paragraph" style:parent-style-name="Text_20_body" style:list-style-name="L2">
      <style:text-properties style:use-window-font-color="true" fo:language="en" fo:country="US" officeooo:rsid="0051b402" officeooo:paragraph-rsid="0051b402"/>
    </style:style>
    <style:style style:name="P14" style:family="paragraph" style:parent-style-name="Text_20_body">
      <style:text-properties style:use-window-font-color="true" fo:language="en" fo:country="US" officeooo:rsid="002f1bfe" officeooo:paragraph-rsid="002f1bfe"/>
    </style:style>
    <style:style style:name="P15" style:family="paragraph" style:parent-style-name="Text_20_body">
      <style:text-properties officeooo:paragraph-rsid="002f1bfe"/>
    </style:style>
    <style:style style:name="P16" style:family="paragraph" style:parent-style-name="Text_20_body">
      <style:text-properties officeooo:paragraph-rsid="008bc185"/>
    </style:style>
    <style:style style:name="P17" style:family="paragraph" style:parent-style-name="Text_20_body">
      <style:text-properties style:use-window-font-color="true" fo:language="en" fo:country="US" officeooo:rsid="0054a650" officeooo:paragraph-rsid="008bc185"/>
    </style:style>
    <style:style style:name="P18" style:family="paragraph" style:parent-style-name="Heading_20_2">
      <style:text-properties officeooo:paragraph-rsid="007de95d"/>
    </style:style>
    <style:style style:name="P19" style:family="paragraph" style:parent-style-name="Text_20_body">
      <style:text-properties officeooo:paragraph-rsid="007de95d"/>
    </style:style>
    <style:style style:name="P20" style:family="paragraph" style:parent-style-name="Text_20_body">
      <style:text-properties style:use-window-font-color="true" fo:language="en" fo:country="US" officeooo:rsid="0038293e" officeooo:paragraph-rsid="00481a2b"/>
    </style:style>
    <style:style style:name="P21" style:family="paragraph" style:parent-style-name="Heading_20_2">
      <style:text-properties style:use-window-font-color="true" fo:language="en" fo:country="US" officeooo:rsid="00318ed6"/>
    </style:style>
    <style:style style:name="P22" style:family="paragraph" style:parent-style-name="Text_20_body">
      <style:text-properties style:use-window-font-color="true" fo:language="en" fo:country="US" officeooo:rsid="00318ed6" officeooo:paragraph-rsid="00318ed6"/>
    </style:style>
    <style:style style:name="P23" style:family="paragraph" style:parent-style-name="Heading_20_2">
      <style:text-properties style:use-window-font-color="true" fo:language="en" fo:country="US" officeooo:rsid="00481a2b"/>
    </style:style>
    <style:style style:name="P24" style:family="paragraph" style:parent-style-name="Text_20_body">
      <style:text-properties style:use-window-font-color="true" fo:language="en" fo:country="US"/>
    </style:style>
    <style:style style:name="P25" style:family="paragraph" style:parent-style-name="Text_20_body">
      <style:text-properties style:use-window-font-color="true" fo:language="en" fo:country="US" officeooo:rsid="00318ed6" officeooo:paragraph-rsid="00481a2b"/>
    </style:style>
    <style:style style:name="P26" style:family="paragraph" style:parent-style-name="Text_20_body">
      <style:text-properties style:use-window-font-color="true" officeooo:rsid="00349dfb" officeooo:paragraph-rsid="00349dfb"/>
    </style:style>
    <style:style style:name="P27" style:family="paragraph" style:parent-style-name="Text_20_body">
      <style:text-properties officeooo:rsid="004c9699" officeooo:paragraph-rsid="004c9699"/>
    </style:style>
    <style:style style:name="P28" style:family="paragraph" style:parent-style-name="Text_20_body" style:list-style-name="L1">
      <style:text-properties officeooo:paragraph-rsid="0052fc81"/>
    </style:style>
    <style:style style:name="P29" style:family="paragraph" style:parent-style-name="Text_20_body" style:list-style-name="L1">
      <style:text-properties officeooo:paragraph-rsid="0085b31a"/>
    </style:style>
    <style:style style:name="P30" style:family="paragraph" style:parent-style-name="Text_20_body">
      <style:text-properties style:use-window-font-color="true" fo:language="en" fo:country="US"/>
    </style:style>
    <style:style style:name="P31" style:family="paragraph" style:parent-style-name="Text_20_body" style:list-style-name="L1">
      <style:text-properties style:use-window-font-color="true" fo:language="en" fo:country="US"/>
    </style:style>
    <style:style style:name="P32" style:family="paragraph" style:parent-style-name="Text_20_body" style:list-style-name="L1">
      <style:text-properties style:use-window-font-color="true" fo:language="en" fo:country="US" officeooo:paragraph-rsid="003c4a52"/>
    </style:style>
    <style:style style:name="P33" style:family="paragraph" style:parent-style-name="Text_20_body" style:list-style-name="L1">
      <style:text-properties style:use-window-font-color="true" fo:language="en" fo:country="US" officeooo:paragraph-rsid="006ee0ad"/>
    </style:style>
    <style:style style:name="P34" style:family="paragraph" style:parent-style-name="Text_20_body" style:list-style-name="L1">
      <style:text-properties style:use-window-font-color="true" fo:language="en" fo:country="US" officeooo:paragraph-rsid="008d1281"/>
    </style:style>
    <style:style style:name="P35" style:family="paragraph" style:parent-style-name="Text_20_body" style:list-style-name="L1">
      <style:text-properties style:use-window-font-color="true" fo:language="en" fo:country="US" officeooo:rsid="0041aeab" officeooo:paragraph-rsid="003db7b7"/>
    </style:style>
    <style:style style:name="P36" style:family="paragraph" style:parent-style-name="Text_20_body" style:list-style-name="L2">
      <style:text-properties style:use-window-font-color="true" fo:language="en" fo:country="US"/>
    </style:style>
    <style:style style:name="P37" style:family="paragraph" style:parent-style-name="Text_20_body" style:list-style-name="L2">
      <style:text-properties style:use-window-font-color="true" fo:language="en" fo:country="US" officeooo:paragraph-rsid="0036062f"/>
    </style:style>
    <style:style style:name="P38" style:family="paragraph" style:parent-style-name="Text_20_body" style:list-style-name="L2">
      <style:text-properties style:use-window-font-color="true" fo:language="en" fo:country="US" officeooo:paragraph-rsid="007de95d"/>
    </style:style>
    <style:style style:name="P39" style:family="paragraph" style:parent-style-name="Text_20_body" style:list-style-name="L2">
      <style:text-properties style:use-window-font-color="true" fo:language="en" fo:country="US" officeooo:rsid="00349dfb" officeooo:paragraph-rsid="00349dfb"/>
    </style:style>
    <style:style style:name="P40" style:family="paragraph" style:parent-style-name="Text_20_body" style:list-style-name="L2">
      <style:text-properties style:use-window-font-color="true" fo:language="en" fo:country="US" officeooo:rsid="0038293e" officeooo:paragraph-rsid="005c4849"/>
    </style:style>
    <style:style style:name="P41" style:family="paragraph" style:parent-style-name="Text_20_body" style:list-style-name="L2">
      <style:text-properties style:use-window-font-color="true" fo:language="en" fo:country="US" officeooo:rsid="0038293e" officeooo:paragraph-rsid="007de95d"/>
    </style:style>
    <style:style style:name="P42" style:family="paragraph" style:parent-style-name="Text_20_body">
      <style:text-properties style:use-window-font-color="true" fo:language="en" fo:country="US" officeooo:rsid="0038293e" officeooo:paragraph-rsid="00481a2b"/>
    </style:style>
    <style:style style:name="P43" style:family="paragraph" style:parent-style-name="Text_20_body" style:list-style-name="L2">
      <style:text-properties style:use-window-font-color="true" fo:language="en" fo:country="US" officeooo:rsid="0051b402" officeooo:paragraph-rsid="0051b402"/>
    </style:style>
    <style:style style:name="P44" style:family="paragraph" style:parent-style-name="Text_20_body" style:list-style-name="L2">
      <style:text-properties style:use-window-font-color="true" fo:language="en" fo:country="US" officeooo:rsid="0051b402" officeooo:paragraph-rsid="007de95d"/>
    </style:style>
    <style:style style:name="P45" style:family="paragraph" style:parent-style-name="Text_20_body" style:list-style-name="L3">
      <style:text-properties style:use-window-font-color="true" fo:language="en" fo:country="US" officeooo:rsid="002f1bfe" officeooo:paragraph-rsid="007de95d"/>
    </style:style>
    <style:style style:name="P46" style:family="paragraph" style:parent-style-name="Text_20_body">
      <style:text-properties style:use-window-font-color="true" fo:language="en" fo:country="US" officeooo:rsid="002f1bfe" officeooo:paragraph-rsid="002f1bfe"/>
    </style:style>
    <style:style style:name="P47" style:family="paragraph" style:parent-style-name="Text_20_body">
      <style:text-properties style:use-window-font-color="true" fo:language="en" fo:country="US" officeooo:rsid="0054a650" officeooo:paragraph-rsid="008bc185"/>
    </style:style>
    <style:style style:name="P48" style:family="paragraph" style:parent-style-name="Text_20_body">
      <style:text-properties style:use-window-font-color="true" fo:language="en" fo:country="US" officeooo:rsid="0059de9a" officeooo:paragraph-rsid="0072ed61"/>
    </style:style>
    <style:style style:name="P49" style:family="paragraph" style:parent-style-name="Text_20_body">
      <style:text-properties style:use-window-font-color="true" fo:language="en" fo:country="US" officeooo:rsid="0059de9a" officeooo:paragraph-rsid="0074c792"/>
    </style:style>
    <style:style style:name="P50" style:family="paragraph" style:parent-style-name="Text_20_body">
      <style:text-properties style:use-window-font-color="true" fo:language="en" fo:country="US" officeooo:rsid="0059de9a" officeooo:paragraph-rsid="008db0ec"/>
    </style:style>
    <style:style style:name="P51" style:family="paragraph" style:parent-style-name="Text_20_body">
      <style:text-properties style:use-window-font-color="true" fo:language="en" fo:country="US" officeooo:rsid="00318ed6" officeooo:paragraph-rsid="00318ed6"/>
    </style:style>
    <style:style style:name="P52" style:family="paragraph" style:parent-style-name="Text_20_body">
      <style:text-properties style:use-window-font-color="true" fo:language="en" fo:country="US" officeooo:paragraph-rsid="006ee0ad"/>
    </style:style>
    <style:style style:name="P53" style:family="paragraph" style:parent-style-name="Text_20_body">
      <style:text-properties style:use-window-font-color="true" fo:language="en" fo:country="US" officeooo:paragraph-rsid="00797115"/>
    </style:style>
    <style:style style:name="P54" style:family="paragraph" style:parent-style-name="Text_20_body">
      <style:text-properties style:use-window-font-color="true" fo:language="en" fo:country="US" officeooo:paragraph-rsid="007de95d"/>
    </style:style>
    <style:style style:name="P55" style:family="paragraph" style:parent-style-name="Text_20_body">
      <style:text-properties style:use-window-font-color="true" fo:language="en" fo:country="US" officeooo:paragraph-rsid="00877594"/>
    </style:style>
    <style:style style:name="P56" style:family="paragraph" style:parent-style-name="Text_20_body">
      <style:text-properties style:use-window-font-color="true" fo:language="en" fo:country="US" officeooo:paragraph-rsid="00891e8c"/>
    </style:style>
    <style:style style:name="P57" style:family="paragraph" style:parent-style-name="Text_20_body">
      <style:text-properties style:use-window-font-color="true" fo:language="en" fo:country="US" officeooo:paragraph-rsid="008d1281"/>
    </style:style>
    <style:style style:name="P58" style:family="paragraph" style:parent-style-name="Text_20_body" style:list-style-name="L2">
      <style:text-properties officeooo:paragraph-rsid="007c5925"/>
    </style:style>
    <style:style style:name="P59" style:family="paragraph" style:parent-style-name="Text_20_body">
      <style:text-properties fo:language="en" fo:country="US"/>
    </style:style>
    <style:style style:name="P60" style:family="paragraph" style:parent-style-name="Text_20_body">
      <style:text-properties fo:language="en" fo:country="US" officeooo:paragraph-rsid="008db0ec"/>
    </style:style>
    <style:style style:name="P61" style:family="paragraph" style:parent-style-name="Text_20_body">
      <style:text-properties officeooo:paragraph-rsid="0052fc81"/>
    </style:style>
    <style:style style:name="P62" style:family="paragraph" style:parent-style-name="Text_20_body">
      <style:text-properties officeooo:rsid="004c9699" officeooo:paragraph-rsid="004c9699"/>
    </style:style>
    <style:style style:name="P63" style:family="paragraph" style:parent-style-name="Text_20_body">
      <style:text-properties officeooo:rsid="004c9699" officeooo:paragraph-rsid="007de95d"/>
    </style:style>
    <style:style style:name="P64" style:family="paragraph" style:parent-style-name="Text_20_body">
      <style:text-properties officeooo:paragraph-rsid="002f1bfe"/>
    </style:style>
    <style:style style:name="P65" style:family="paragraph" style:parent-style-name="Text_20_body">
      <style:text-properties officeooo:paragraph-rsid="007de95d"/>
    </style:style>
    <style:style style:name="P66" style:family="paragraph" style:parent-style-name="Text_20_body">
      <style:text-properties officeooo:paragraph-rsid="0085b31a"/>
    </style:style>
    <style:style style:name="P67" style:family="paragraph" style:parent-style-name="Text_20_body">
      <style:text-properties officeooo:paragraph-rsid="00891e8c"/>
    </style:style>
    <style:style style:name="P68" style:family="paragraph" style:parent-style-name="Text_20_body">
      <style:text-properties officeooo:paragraph-rsid="008bc185"/>
    </style:style>
    <style:style style:name="P69" style:family="paragraph" style:parent-style-name="Heading_20_1">
      <style:text-properties style:use-window-font-color="true" fo:language="en" fo:country="US" officeooo:paragraph-rsid="0079b1c9"/>
    </style:style>
    <style:style style:name="P70" style:family="paragraph" style:parent-style-name="Heading_20_2">
      <style:text-properties style:use-window-font-color="true" fo:language="en" fo:country="US"/>
    </style:style>
    <style:style style:name="P71" style:family="paragraph" style:parent-style-name="Heading_20_2">
      <style:text-properties style:use-window-font-color="true" fo:language="en" fo:country="US" officeooo:rsid="003c4a52" officeooo:paragraph-rsid="003c4a52"/>
    </style:style>
    <style:style style:name="P72" style:family="paragraph" style:parent-style-name="Heading_20_2">
      <style:text-properties style:use-window-font-color="true" fo:language="en" fo:country="US" officeooo:rsid="00481a2b"/>
    </style:style>
    <style:style style:name="P73" style:family="paragraph" style:parent-style-name="Heading_20_2">
      <style:text-properties style:use-window-font-color="true" fo:language="en" fo:country="US" officeooo:rsid="00318ed6"/>
    </style:style>
    <style:style style:name="P74" style:family="paragraph" style:parent-style-name="Heading_20_2">
      <style:text-properties style:use-window-font-color="true" fo:language="en" fo:country="US" officeooo:rsid="00891e8c" officeooo:paragraph-rsid="00891e8c"/>
    </style:style>
    <style:style style:name="P75" style:family="paragraph" style:parent-style-name="Heading_20_2">
      <style:text-properties officeooo:paragraph-rsid="007de95d"/>
    </style:style>
    <style:style style:name="P76" style:family="paragraph" style:parent-style-name="Heading_20_2">
      <style:text-properties officeooo:paragraph-rsid="00891e8c"/>
    </style:style>
    <style:style style:name="T1" style:family="text">
      <style:text-properties style:use-window-font-color="true" fo:language="en" fo:country="US" officeooo:rsid="0029da6a"/>
    </style:style>
    <style:style style:name="T2" style:family="text">
      <style:text-properties fo:color="#ff3333" fo:language="en" fo:country="US" officeooo:rsid="0052fc81"/>
    </style:style>
    <style:style style:name="T3" style:family="text">
      <style:text-properties fo:color="#ff3333" fo:language="en" fo:country="US" officeooo:rsid="0052fc81" fo:background-color="#ffff00" loext:char-shading-value="0"/>
    </style:style>
    <style:style style:name="T4" style:family="text">
      <style:text-properties fo:language="en" fo:country="US"/>
    </style:style>
    <style:style style:name="T5" style:family="text">
      <style:text-properties style:use-window-font-color="true" fo:language="en" fo:country="US" officeooo:rsid="0052fc81"/>
    </style:style>
    <style:style style:name="T6" style:family="text">
      <style:text-properties style:use-window-font-color="true" fo:language="en" fo:country="US" officeooo:rsid="003e83f0"/>
    </style:style>
    <style:style style:name="T7" style:family="text">
      <style:text-properties style:use-window-font-color="true" fo:language="en" fo:country="US" officeooo:rsid="00556e2b"/>
    </style:style>
    <style:style style:name="T8" style:family="text">
      <style:text-properties style:use-window-font-color="true" fo:language="en" fo:country="US" officeooo:rsid="0041aeab"/>
    </style:style>
    <style:style style:name="T9" style:family="text">
      <style:text-properties style:use-window-font-color="true" fo:language="en" fo:country="US"/>
    </style:style>
    <style:style style:name="T10" style:family="text">
      <style:text-properties officeooo:rsid="004fb46e"/>
    </style:style>
    <style:style style:name="T11" style:family="text">
      <style:text-properties officeooo:rsid="002c68fc"/>
    </style:style>
    <style:style style:name="T12" style:family="text">
      <style:text-properties officeooo:rsid="003db7b7"/>
    </style:style>
    <style:style style:name="T13" style:family="text">
      <style:text-properties fo:color="#ff3333" officeooo:rsid="002c68fc"/>
    </style:style>
    <style:style style:name="T14" style:family="text">
      <style:text-properties officeooo:rsid="004fe199"/>
    </style:style>
    <style:style style:name="T15" style:family="text">
      <style:text-properties style:use-window-font-color="true" fo:language="en" fo:country="US" officeooo:rsid="00891e8c"/>
    </style:style>
    <style:style style:name="T16" style:family="text">
      <style:text-properties style:use-window-font-color="true" fo:language="en" fo:country="US" officeooo:rsid="003c4a52"/>
    </style:style>
    <style:style style:name="T17" style:family="text">
      <style:text-properties fo:color="#ff3333" fo:language="en" fo:country="US" officeooo:rsid="003c4a52"/>
    </style:style>
    <style:style style:name="T18" style:family="text">
      <style:text-properties fo:color="#ff3333" fo:language="en" fo:country="US" officeooo:rsid="004fe199"/>
    </style:style>
    <style:style style:name="T19" style:family="text">
      <style:text-properties officeooo:rsid="003c4a52"/>
    </style:style>
    <style:style style:name="T20" style:family="text">
      <style:text-properties officeooo:rsid="0052fc81"/>
    </style:style>
    <style:style style:name="T21" style:family="text">
      <style:text-properties officeooo:rsid="0052ccd1"/>
    </style:style>
    <style:style style:name="T22" style:family="text">
      <style:text-properties style:use-window-font-color="true" fo:language="en" fo:country="US" officeooo:rsid="002f1bfe"/>
    </style:style>
    <style:style style:name="T23" style:family="text">
      <style:text-properties officeooo:rsid="008af283"/>
    </style:style>
    <style:style style:name="T24" style:family="text">
      <style:text-properties style:use-window-font-color="true" fo:language="en" fo:country="US" officeooo:rsid="00430258"/>
    </style:style>
    <style:style style:name="T25" style:family="text">
      <style:text-properties style:use-window-font-color="true" fo:language="en" fo:country="US" officeooo:rsid="00318ed6"/>
    </style:style>
    <style:style style:name="T26" style:family="text">
      <style:text-properties style:use-window-font-color="true" fo:language="en" fo:country="US" officeooo:rsid="0053925c"/>
    </style:style>
    <style:style style:name="T27" style:family="text">
      <style:text-properties officeooo:rsid="00430258"/>
    </style:style>
    <style:style style:name="T28" style:family="text">
      <style:text-properties fo:font-style="italic" officeooo:rsid="00430258" style:font-style-asian="italic" style:font-style-complex="italic"/>
    </style:style>
    <style:style style:name="T29" style:family="text">
      <style:text-properties officeooo:rsid="004951a5"/>
    </style:style>
    <style:style style:name="T30" style:family="text">
      <style:text-properties fo:color="#ff3333" officeooo:rsid="004951a5"/>
    </style:style>
    <style:style style:name="T31" style:family="text">
      <style:text-properties fo:color="#ff3333" officeooo:rsid="004b33dc"/>
    </style:style>
    <style:style style:name="T32" style:family="text">
      <style:text-properties officeooo:rsid="00430258"/>
    </style:style>
    <style:style style:name="T33" style:family="text">
      <style:text-properties officeooo:rsid="002c68fc"/>
    </style:style>
    <style:style style:name="T34" style:family="text">
      <style:text-properties officeooo:rsid="002c7a2e"/>
    </style:style>
    <style:style style:name="T35" style:family="text">
      <style:text-properties officeooo:rsid="002f1bfe"/>
    </style:style>
    <style:style style:name="T36" style:family="text">
      <style:text-properties fo:color="#ff3333" officeooo:rsid="002c68fc"/>
    </style:style>
    <style:style style:name="T37" style:family="text">
      <style:text-properties fo:color="#ff3333" officeooo:rsid="003c4a52"/>
    </style:style>
    <style:style style:name="T38" style:family="text">
      <style:text-properties fo:color="#ff3333" officeooo:rsid="004951a5"/>
    </style:style>
    <style:style style:name="T39" style:family="text">
      <style:text-properties fo:color="#ff3333" officeooo:rsid="004b33dc"/>
    </style:style>
    <style:style style:name="T40" style:family="text">
      <style:text-properties fo:color="#ff3333" officeooo:rsid="004fe199"/>
    </style:style>
    <style:style style:name="T41" style:family="text">
      <style:text-properties fo:color="#ff3333" fo:language="en" fo:country="US" officeooo:rsid="0052fc81"/>
    </style:style>
    <style:style style:name="T42" style:family="text">
      <style:text-properties fo:color="#ff3333" fo:language="en" fo:country="US" officeooo:rsid="0052fc81" fo:background-color="#ffff00" loext:char-shading-value="0"/>
    </style:style>
    <style:style style:name="T43" style:family="text">
      <style:text-properties fo:color="#ff3333" fo:language="en" fo:country="US" officeooo:rsid="003c4a52"/>
    </style:style>
    <style:style style:name="T44" style:family="text">
      <style:text-properties fo:color="#ff3333" fo:language="en" fo:country="US" officeooo:rsid="004fe199"/>
    </style:style>
    <style:style style:name="T45" style:family="text">
      <style:text-properties fo:language="en" fo:country="US"/>
    </style:style>
    <style:style style:name="T46" style:family="text">
      <style:text-properties fo:language="en" fo:country="US" officeooo:rsid="003c4a52"/>
    </style:style>
    <style:style style:name="T47" style:family="text">
      <style:text-properties fo:language="en" fo:country="US" officeooo:rsid="003f0f08"/>
    </style:style>
    <style:style style:name="T48" style:family="text">
      <style:text-properties fo:language="en" fo:country="US" officeooo:rsid="004c9699"/>
    </style:style>
    <style:style style:name="T49" style:family="text">
      <style:text-properties fo:language="en" fo:country="US" fo:background-color="#ffff00" loext:char-shading-value="0"/>
    </style:style>
    <style:style style:name="T50" style:family="text">
      <style:text-properties fo:language="en" fo:country="US" officeooo:rsid="007ad9c9"/>
    </style:style>
    <style:style style:name="T51" style:family="text">
      <style:text-properties officeooo:rsid="00349dfb"/>
    </style:style>
    <style:style style:name="T52" style:family="text">
      <style:text-properties officeooo:rsid="003c4a52"/>
    </style:style>
    <style:style style:name="T53" style:family="text">
      <style:text-properties officeooo:rsid="003db7b7"/>
    </style:style>
    <style:style style:name="T54" style:family="text">
      <style:text-properties officeooo:rsid="003e83f0"/>
    </style:style>
    <style:style style:name="T55" style:family="text">
      <style:text-properties officeooo:rsid="00404275"/>
    </style:style>
    <style:style style:name="T56" style:family="text">
      <style:text-properties officeooo:rsid="0041aeab"/>
    </style:style>
    <style:style style:name="T57" style:family="text">
      <style:text-properties officeooo:rsid="004951a5"/>
    </style:style>
    <style:style style:name="T58" style:family="text">
      <style:text-properties fo:font-style="italic" officeooo:rsid="00430258" style:font-style-asian="italic" style:font-style-complex="italic"/>
    </style:style>
    <style:style style:name="T59" style:family="text">
      <style:text-properties fo:font-style="italic" officeooo:rsid="006c008b" style:font-style-asian="italic" style:font-style-complex="italic"/>
    </style:style>
    <style:style style:name="T60" style:family="text">
      <style:text-properties fo:font-style="italic" officeooo:rsid="007a2a43" fo:background-color="#ffff00" loext:char-shading-value="0" style:font-style-asian="italic" style:font-style-complex="italic"/>
    </style:style>
    <style:style style:name="T61" style:family="text">
      <style:text-properties officeooo:rsid="004c9699"/>
    </style:style>
    <style:style style:name="T62" style:family="text">
      <style:text-properties style:use-window-font-color="true"/>
    </style:style>
    <style:style style:name="T63" style:family="text">
      <style:text-properties style:use-window-font-color="true" fo:language="en" fo:country="US"/>
    </style:style>
    <style:style style:name="T64" style:family="text">
      <style:text-properties style:use-window-font-color="true" fo:language="en" fo:country="US" officeooo:rsid="003db7b7"/>
    </style:style>
    <style:style style:name="T65" style:family="text">
      <style:text-properties style:use-window-font-color="true" fo:language="en" fo:country="US" officeooo:rsid="004c9699"/>
    </style:style>
    <style:style style:name="T66" style:family="text">
      <style:text-properties style:use-window-font-color="true" fo:language="en" fo:country="US" officeooo:rsid="002c68fc"/>
    </style:style>
    <style:style style:name="T67" style:family="text">
      <style:text-properties style:use-window-font-color="true" fo:language="en" fo:country="US" officeooo:rsid="004fb46e"/>
    </style:style>
    <style:style style:name="T68" style:family="text">
      <style:text-properties style:use-window-font-color="true" fo:language="en" fo:country="US" officeooo:rsid="0053925c"/>
    </style:style>
    <style:style style:name="T69" style:family="text">
      <style:text-properties style:use-window-font-color="true" fo:language="en" fo:country="US" officeooo:rsid="002f1bfe"/>
    </style:style>
    <style:style style:name="T70" style:family="text">
      <style:text-properties style:use-window-font-color="true" fo:language="en" fo:country="US" officeooo:rsid="0052fc81"/>
    </style:style>
    <style:style style:name="T71" style:family="text">
      <style:text-properties style:use-window-font-color="true" fo:language="en" fo:country="US" officeooo:rsid="003c4a52"/>
    </style:style>
    <style:style style:name="T72" style:family="text">
      <style:text-properties style:use-window-font-color="true" fo:language="en" fo:country="US" officeooo:rsid="00318ed6"/>
    </style:style>
    <style:style style:name="T73" style:family="text">
      <style:text-properties style:use-window-font-color="true" fo:language="en" fo:country="US" officeooo:rsid="00430258"/>
    </style:style>
    <style:style style:name="T74" style:family="text">
      <style:text-properties style:use-window-font-color="true" fo:language="en" fo:country="US" fo:font-style="italic" officeooo:rsid="007a2a43" fo:background-color="#ffff00" loext:char-shading-value="0" style:font-style-asian="italic" style:font-style-complex="italic"/>
    </style:style>
    <style:style style:name="T75" style:family="text">
      <style:text-properties style:use-window-font-color="true" fo:language="en" fo:country="US" officeooo:rsid="0029da6a"/>
    </style:style>
    <style:style style:name="T76" style:family="text">
      <style:text-properties style:use-window-font-color="true" fo:language="en" fo:country="US" officeooo:rsid="0041aeab"/>
    </style:style>
    <style:style style:name="T77" style:family="text">
      <style:text-properties style:use-window-font-color="true" fo:language="en" fo:country="US" officeooo:rsid="00558419"/>
    </style:style>
    <style:style style:name="T78" style:family="text">
      <style:text-properties style:use-window-font-color="true" fo:language="en" fo:country="US" officeooo:rsid="003e83f0"/>
    </style:style>
    <style:style style:name="T79" style:family="text">
      <style:text-properties style:use-window-font-color="true" fo:language="en" fo:country="US" officeooo:rsid="00556e2b"/>
    </style:style>
    <style:style style:name="T80" style:family="text">
      <style:text-properties style:use-window-font-color="true" fo:language="en" fo:country="US" officeooo:rsid="008af283"/>
    </style:style>
    <style:style style:name="T81" style:family="text">
      <style:text-properties style:use-window-font-color="true" fo:language="en" fo:country="US" officeooo:rsid="00891e8c"/>
    </style:style>
    <style:style style:name="T82" style:family="text">
      <style:text-properties style:use-window-font-color="true" fo:language="en" fo:country="US" officeooo:rsid="004fe199"/>
    </style:style>
    <style:style style:name="T83" style:family="text">
      <style:text-properties style:use-window-font-color="true" officeooo:rsid="0038293e"/>
    </style:style>
    <style:style style:name="T84" style:family="text">
      <style:text-properties style:use-window-font-color="true" officeooo:rsid="0059de9a"/>
    </style:style>
    <style:style style:name="T85" style:family="text">
      <style:text-properties style:use-window-font-color="true" officeooo:rsid="005b0f90" fo:background-color="#ffff00" loext:char-shading-value="0"/>
    </style:style>
    <style:style style:name="T86" style:family="text">
      <style:text-properties style:use-window-font-color="true" officeooo:rsid="0059de9a" fo:background-color="#ffff00" loext:char-shading-value="0"/>
    </style:style>
    <style:style style:name="T87" style:family="text">
      <style:text-properties style:use-window-font-color="true" officeooo:rsid="0059de9a" fo:background-color="#ffff00" loext:char-shading-value="0"/>
    </style:style>
    <style:style style:name="T88" style:family="text">
      <style:text-properties officeooo:rsid="004fb46e"/>
    </style:style>
    <style:style style:name="T89" style:family="text">
      <style:text-properties officeooo:rsid="004fe199"/>
    </style:style>
    <style:style style:name="T90" style:family="text">
      <style:text-properties officeooo:rsid="0052ccd1"/>
    </style:style>
    <style:style style:name="T91" style:family="text">
      <style:text-properties officeooo:rsid="0052fc81"/>
    </style:style>
    <style:style style:name="T92" style:family="text">
      <style:text-properties officeooo:rsid="0053925c"/>
    </style:style>
    <style:style style:name="T93" style:family="text">
      <style:text-properties officeooo:rsid="00556e2b"/>
    </style:style>
    <style:style style:name="T94" style:family="text">
      <style:text-properties officeooo:rsid="005f6dde"/>
    </style:style>
    <style:style style:name="T95" style:family="text">
      <style:text-properties officeooo:rsid="00606890"/>
    </style:style>
    <style:style style:name="T96" style:family="text">
      <style:text-properties officeooo:rsid="00840d51" fo:background-color="#ffff00" loext:char-shading-value="0"/>
    </style:style>
    <style:style style:name="T97" style:family="text">
      <style:text-properties officeooo:rsid="00840d51" fo:background-color="#ffff00" loext:char-shading-value="0"/>
    </style:style>
    <style:style style:name="T98" style:family="text">
      <style:text-properties officeooo:rsid="00318ed6"/>
    </style:style>
    <style:style style:name="T99" style:family="text">
      <style:text-properties officeooo:rsid="006c008b"/>
    </style:style>
    <style:style style:name="T100" style:family="text">
      <style:text-properties officeooo:rsid="0072ed61"/>
    </style:style>
    <style:style style:name="T101" style:family="text">
      <style:text-properties officeooo:rsid="0074c792"/>
    </style:style>
    <style:style style:name="T102" style:family="text">
      <style:text-properties officeooo:rsid="00797115"/>
    </style:style>
    <style:style style:name="T103" style:family="text">
      <style:text-properties officeooo:rsid="0029da6a"/>
    </style:style>
    <style:style style:name="T104" style:family="text">
      <style:text-properties officeooo:rsid="0080b924"/>
    </style:style>
    <style:style style:name="T105" style:family="text">
      <style:text-properties officeooo:rsid="00840d51"/>
    </style:style>
    <style:style style:name="T106" style:family="text">
      <style:text-properties officeooo:rsid="00877594"/>
    </style:style>
    <style:style style:name="T107" style:family="text">
      <style:text-properties officeooo:rsid="008af283"/>
    </style:style>
    <style:style style:name="T108" style:family="text">
      <style:text-properties officeooo:rsid="008db0ec"/>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tracked-changes>
        <text:changed-region xml:id="ct54959296" text:id="ct54959296">
          <text:deletion>
            <office:change-info>
              <dc:creator>Luc Saffre</dc:creator>
              <dc:date>2017-01-24T14:19:00</dc:date>
            </office:change-info>
            <text:h text:style-name="P1" text:outline-level="1">hosting SLA</text:h>
          </text:deletion>
        </text:changed-region>
        <text:changed-region xml:id="ct79135232" text:id="ct79135232">
          <text:insertion>
            <office:change-info>
              <dc:creator>Luc Saffre</dc:creator>
              <dc:date>2017-01-24T14:19:00</dc:date>
            </office:change-info>
          </text:insertion>
        </text:changed-region>
        <text:changed-region xml:id="ct72918160" text:id="ct72918160">
          <text:deletion>
            <office:change-info>
              <dc:creator>Luc Saffre</dc:creator>
              <dc:date>2017-01-24T14:20:00</dc:date>
            </office:change-info>
            <text:h text:style-name="Heading_20_2" text:outline-level="2"><text:span text:style-name="T1">Outline for </text:span></text:h>
          </text:deletion>
        </text:changed-region>
        <text:changed-region xml:id="ct134670560" text:id="ct134670560">
          <text:deletion>
            <office:change-info>
              <dc:creator>Luc Saffre</dc:creator>
              <dc:date>2017-01-24T14:19:00</dc:date>
            </office:change-info>
            <text:h text:style-name="Heading_20_2" text:outline-level="2"><text:span text:style-name="T1">Hosting Service Level Agreement </text:span></text:h>
          </text:deletion>
        </text:changed-region>
        <text:changed-region xml:id="ct138306400" text:id="ct138306400">
          <text:deletion>
            <office:change-info>
              <dc:creator>Luc Saffre</dc:creator>
              <dc:date>2017-01-24T14:20:00</dc:date>
            </office:change-info>
            <text:h text:style-name="Heading_20_2" text:outline-level="2"><text:span text:style-name="T1">provided by Rumma &amp; Ko. </text:span></text:h>
            <text:h text:style-name="Heading_20_2" text:outline-level="2"><text:span text:style-name="T1"/></text:h>
          </text:deletion>
        </text:changed-region>
        <text:changed-region xml:id="ct70488448" text:id="ct70488448">
          <text:deletion>
            <office:change-info>
              <dc:creator>Luc Saffre</dc:creator>
              <dc:date>2017-01-24T12:01:00</dc:date>
            </office:change-info>
            <text:h text:style-name="Heading_20_2" text:outline-level="2"><text:span text:style-name="T1"/></text:h>
            <text:h text:style-name="Heading_20_2" text:outline-level="2"><text:span text:style-name="T1"/></text:h>
          </text:deletion>
        </text:changed-region>
        <text:changed-region xml:id="ct143851312" text:id="ct143851312">
          <text:insertion>
            <office:change-info>
              <dc:creator>Luc Saffre</dc:creator>
              <dc:date>2017-01-24T14:05:00</dc:date>
            </office:change-info>
          </text:insertion>
        </text:changed-region>
        <text:changed-region xml:id="ct145982320" text:id="ct145982320">
          <text:insertion>
            <office:change-info>
              <dc:creator>Luc Saffre</dc:creator>
              <dc:date>2017-01-24T14:16:00</dc:date>
            </office:change-info>
          </text:insertion>
        </text:changed-region>
        <text:changed-region xml:id="ct144947472" text:id="ct144947472">
          <text:insertion>
            <office:change-info>
              <dc:creator>Luc Saffre</dc:creator>
              <dc:date>2017-01-24T14:18:00</dc:date>
            </office:change-info>
          </text:insertion>
        </text:changed-region>
        <text:changed-region xml:id="ct73460288" text:id="ct73460288">
          <text:insertion>
            <office:change-info>
              <dc:creator>Luc Saffre</dc:creator>
              <dc:date>2017-01-24T14:17:00</dc:date>
            </office:change-info>
          </text:insertion>
        </text:changed-region>
        <text:changed-region xml:id="ct134709744" text:id="ct134709744">
          <text:insertion>
            <office:change-info>
              <dc:creator>Luc Saffre</dc:creator>
              <dc:date>2017-01-24T14:18:00</dc:date>
            </office:change-info>
          </text:insertion>
        </text:changed-region>
        <text:changed-region xml:id="ct134676928" text:id="ct134676928">
          <text:insertion>
            <office:change-info>
              <dc:creator>Luc Saffre</dc:creator>
              <dc:date>2017-01-24T13:29:00</dc:date>
            </office:change-info>
          </text:insertion>
        </text:changed-region>
        <text:changed-region xml:id="ct72451568" text:id="ct72451568">
          <text:insertion>
            <office:change-info>
              <dc:creator>Luc Saffre</dc:creator>
              <dc:date>2017-01-24T12:45:00</dc:date>
            </office:change-info>
          </text:insertion>
        </text:changed-region>
        <text:changed-region xml:id="ct78925280" text:id="ct78925280">
          <text:insertion>
            <office:change-info>
              <dc:creator>Luc Saffre</dc:creator>
              <dc:date>2017-01-24T12:46:00</dc:date>
            </office:change-info>
          </text:insertion>
        </text:changed-region>
        <text:changed-region xml:id="ct62703952" text:id="ct62703952">
          <text:insertion>
            <office:change-info>
              <dc:creator>Luc Saffre</dc:creator>
              <dc:date>2017-01-24T12:47:00</dc:date>
            </office:change-info>
          </text:insertion>
        </text:changed-region>
        <text:changed-region xml:id="ct52827344" text:id="ct52827344">
          <text:insertion>
            <office:change-info>
              <dc:creator>Luc Saffre</dc:creator>
              <dc:date>2017-01-24T12:48:00</dc:date>
            </office:change-info>
          </text:insertion>
        </text:changed-region>
        <text:changed-region xml:id="ct146320416" text:id="ct146320416">
          <text:insertion>
            <office:change-info>
              <dc:creator>Luc Saffre</dc:creator>
              <dc:date>2017-01-24T15:07:00</dc:date>
            </office:change-info>
          </text:insertion>
        </text:changed-region>
        <text:changed-region xml:id="ct134565984" text:id="ct134565984">
          <text:insertion>
            <office:change-info>
              <dc:creator>Luc Saffre</dc:creator>
              <dc:date>2017-01-24T12:49:00</dc:date>
            </office:change-info>
          </text:insertion>
        </text:changed-region>
        <text:changed-region xml:id="ct67476480" text:id="ct67476480">
          <text:insertion>
            <office:change-info>
              <dc:creator>Luc Saffre</dc:creator>
              <dc:date>2017-01-24T12:50:00</dc:date>
            </office:change-info>
          </text:insertion>
        </text:changed-region>
        <text:changed-region xml:id="ct146074368" text:id="ct146074368">
          <text:insertion>
            <office:change-info>
              <dc:creator>Luc Saffre</dc:creator>
              <dc:date>2017-01-24T14:42:00</dc:date>
            </office:change-info>
          </text:insertion>
        </text:changed-region>
        <text:changed-region xml:id="ct135842928" text:id="ct135842928">
          <text:insertion>
            <office:change-info>
              <dc:creator>Luc Saffre</dc:creator>
              <dc:date>2017-01-24T14:42:00</dc:date>
            </office:change-info>
          </text:insertion>
        </text:changed-region>
        <text:changed-region xml:id="ct146507584" text:id="ct146507584">
          <text:insertion>
            <office:change-info>
              <dc:creator>Luc Saffre</dc:creator>
              <dc:date>2017-01-24T14:42:00</dc:date>
            </office:change-info>
          </text:insertion>
        </text:changed-region>
        <text:changed-region xml:id="ct73441728" text:id="ct73441728">
          <text:insertion>
            <office:change-info>
              <dc:creator>Luc Saffre</dc:creator>
              <dc:date>2017-01-24T14:24:00</dc:date>
            </office:change-info>
          </text:insertion>
        </text:changed-region>
        <text:changed-region xml:id="ct135749392" text:id="ct135749392">
          <text:insertion>
            <office:change-info>
              <dc:creator>Luc Saffre</dc:creator>
              <dc:date>2017-01-24T14:24:00</dc:date>
            </office:change-info>
          </text:insertion>
        </text:changed-region>
        <text:changed-region xml:id="ct134677936" text:id="ct134677936">
          <text:deletion>
            <office:change-info>
              <dc:creator>Luc Saffre</dc:creator>
              <dc:date>2017-01-24T12:02:00</dc:date>
            </office:change-info>
            <text:p text:style-name="P2"><text:span text:style-name="T2">bank </text:span></text:p>
          </text:deletion>
        </text:changed-region>
        <text:changed-region xml:id="ct134187136" text:id="ct134187136">
          <text:insertion>
            <office:change-info>
              <dc:creator>Luc Saffre</dc:creator>
              <dc:date>2017-01-24T12:02:00</dc:date>
            </office:change-info>
          </text:insertion>
        </text:changed-region>
        <text:changed-region xml:id="ct146621376" text:id="ct146621376">
          <text:format-change>
            <office:change-info>
              <dc:creator>Luc Saffre</dc:creator>
              <dc:date>2017-01-24T14:23:00</dc:date>
            </office:change-info>
          </text:format-change>
        </text:changed-region>
        <text:changed-region xml:id="ct134341568" text:id="ct134341568">
          <text:insertion>
            <office:change-info>
              <dc:creator>Luc Saffre</dc:creator>
              <dc:date>2017-01-24T12:04:00</dc:date>
            </office:change-info>
          </text:insertion>
        </text:changed-region>
        <text:changed-region xml:id="ct79254816" text:id="ct79254816">
          <text:deletion>
            <office:change-info>
              <dc:creator>Luc Saffre</dc:creator>
              <dc:date>2017-01-24T12:04:00</dc:date>
            </office:change-info>
            <text:p text:style-name="P2"><text:span text:style-name="T3">Client's country</text:span></text:p>
          </text:deletion>
        </text:changed-region>
        <text:changed-region xml:id="ct144835456" text:id="ct144835456">
          <text:deletion>
            <office:change-info>
              <dc:creator>Luc Saffre</dc:creator>
              <dc:date>2017-01-24T14:42:00</dc:date>
            </office:change-info>
            <text:p text:style-name="P2"><text:span text:style-name="T4">.</text:span></text:p>
          </text:deletion>
        </text:changed-region>
        <text:changed-region xml:id="ct144448000" text:id="ct144448000">
          <text:deletion>
            <office:change-info>
              <dc:creator>Luc Saffre</dc:creator>
              <dc:date>2017-01-24T14:24:00</dc:date>
            </office:change-info>
            <text:p text:style-name="P2"><text:span text:style-name="T4"><text:s/>Th</text:span><text:span text:style-name="T5">is allows for 17.5 </text:span><text:span text:style-name="T5">hours of downtime per year. </text:span></text:p>
          </text:deletion>
        </text:changed-region>
        <text:changed-region xml:id="ct78914112" text:id="ct78914112">
          <text:insertion>
            <office:change-info>
              <dc:creator>Luc Saffre</dc:creator>
              <dc:date>2017-01-24T14:42:00</dc:date>
            </office:change-info>
          </text:insertion>
        </text:changed-region>
        <text:changed-region xml:id="ct134697744" text:id="ct134697744">
          <text:deletion>
            <office:change-info>
              <dc:creator>Luc Saffre</dc:creator>
              <dc:date>2017-01-24T12:08:00</dc:date>
            </office:change-info>
            <text:p text:style-name="P3"><text:span text:style-name="T6">reasonable </text:span></text:p>
          </text:deletion>
        </text:changed-region>
        <text:changed-region xml:id="ct134648272" text:id="ct134648272">
          <text:insertion>
            <office:change-info>
              <dc:creator>Luc Saffre</dc:creator>
              <dc:date>2017-01-24T12:08:00</dc:date>
            </office:change-info>
          </text:insertion>
        </text:changed-region>
        <text:changed-region xml:id="ct144437408" text:id="ct144437408">
          <text:insertion>
            <office:change-info>
              <dc:creator>Luc Saffre</dc:creator>
              <dc:date>2017-01-24T14:43:00</dc:date>
            </office:change-info>
          </text:insertion>
        </text:changed-region>
        <text:changed-region xml:id="ct78943984" text:id="ct78943984">
          <text:insertion>
            <office:change-info>
              <dc:creator>Luc Saffre</dc:creator>
              <dc:date>2017-01-24T12:08:00</dc:date>
            </office:change-info>
          </text:insertion>
        </text:changed-region>
        <text:changed-region xml:id="ct78120944" text:id="ct78120944">
          <text:deletion>
            <office:change-info>
              <dc:creator>Luc Saffre</dc:creator>
              <dc:date>2017-01-24T14:22:00</dc:date>
            </office:change-info>
            <text:p text:style-name="P3"><text:span text:style-name="T7">(ssh access only, firewall etc.)</text:span></text:p>
          </text:deletion>
        </text:changed-region>
        <text:changed-region xml:id="ct144699328" text:id="ct144699328">
          <text:insertion>
            <office:change-info>
              <dc:creator>Luc Saffre</dc:creator>
              <dc:date>2017-01-24T14:22:00</dc:date>
            </office:change-info>
          </text:insertion>
        </text:changed-region>
        <text:changed-region xml:id="ct137887888" text:id="ct137887888">
          <text:deletion>
            <office:change-info>
              <dc:creator>Luc Saffre</dc:creator>
              <dc:date>2017-01-24T14:43:00</dc:date>
            </office:change-info>
            <text:list xml:id="list2859623236959148743" text:style-name="L1">
              <text:list-item>
                <text:p text:style-name="P4"><text:span text:style-name="T8"/></text:p>
              </text:list-item>
              <text:list-item>
                <text:p text:style-name="P4"><text:span text:style-name="T8">Upgrades the </text:span><text:span text:style-name="T9">system </text:span><text:span text:style-name="T8">regularly </text:span></text:p>
              </text:list-item>
            </text:list>
          </text:deletion>
        </text:changed-region>
        <text:changed-region xml:id="ct145858432" text:id="ct145858432">
          <text:deletion>
            <office:change-info>
              <dc:creator>Luc Saffre</dc:creator>
              <dc:date>2017-01-24T13:48:00</dc:date>
            </office:change-info>
            <text:p text:style-name="P3"><text:span text:style-name="T8">in a manner </text:span></text:p>
          </text:deletion>
        </text:changed-region>
        <text:changed-region xml:id="ct58963824" text:id="ct58963824">
          <text:deletion>
            <office:change-info>
              <dc:creator>Luc Saffre</dc:creator>
              <dc:date>2017-01-24T14:43:00</dc:date>
            </office:change-info>
            <text:p text:style-name="P3"><text:span text:style-name="T8">agreed with the Client in </text:span></text:p>
          </text:deletion>
        </text:changed-region>
        <text:changed-region xml:id="ct73315792" text:id="ct73315792">
          <text:deletion>
            <office:change-info>
              <dc:creator>Luc Saffre</dc:creator>
              <dc:date>2017-01-24T13:49:00</dc:date>
            </office:change-info>
            <text:p text:style-name="P3"><text:span text:style-name="T8">such as </text:span></text:p>
          </text:deletion>
        </text:changed-region>
        <text:changed-region xml:id="ct135639776" text:id="ct135639776">
          <text:deletion>
            <office:change-info>
              <dc:creator>Luc Saffre</dc:creator>
              <dc:date>2017-01-24T14:43:00</dc:date>
            </office:change-info>
            <text:p text:style-name="P3"><text:span text:style-name="T8">way as to cause minimal disruption to operations. The downtime caused by scheduled maintenance is not counted into the 17.5 hour yearly limit.</text:span></text:p>
          </text:deletion>
        </text:changed-region>
        <text:changed-region xml:id="ct134299744" text:id="ct134299744">
          <text:insertion>
            <office:change-info>
              <dc:creator>Luc Saffre</dc:creator>
              <dc:date>2017-01-24T12:27:00</dc:date>
            </office:change-info>
          </text:insertion>
        </text:changed-region>
        <text:changed-region xml:id="ct135820416" text:id="ct135820416">
          <text:deletion>
            <office:change-info>
              <dc:creator>Luc Saffre</dc:creator>
              <dc:date>2017-01-24T12:27:00</dc:date>
            </office:change-info>
            <text:p text:style-name="P5"><text:span text:style-name="T10">2</text:span></text:p>
          </text:deletion>
        </text:changed-region>
        <text:changed-region xml:id="ct138007792" text:id="ct138007792">
          <text:insertion>
            <office:change-info>
              <dc:creator>Luc Saffre</dc:creator>
              <dc:date>2017-01-24T14:50:00</dc:date>
            </office:change-info>
          </text:insertion>
        </text:changed-region>
        <text:changed-region xml:id="ct134492832" text:id="ct134492832">
          <text:deletion>
            <office:change-info>
              <dc:creator>Luc Saffre</dc:creator>
              <dc:date>2017-01-24T14:08:00</dc:date>
            </office:change-info>
            <text:p text:style-name="P6"><text:span text:style-name="T10"><text:line-break/></text:span></text:p>
          </text:deletion>
        </text:changed-region>
        <text:changed-region xml:id="ct63703136" text:id="ct63703136">
          <text:insertion>
            <office:change-info>
              <dc:creator>Luc Saffre</dc:creator>
              <dc:date>2017-01-24T14:50:00</dc:date>
            </office:change-info>
          </text:insertion>
        </text:changed-region>
        <text:changed-region xml:id="ct134429328" text:id="ct134429328">
          <text:insertion>
            <office:change-info>
              <dc:creator>Luc Saffre</dc:creator>
              <dc:date>2017-01-24T14:07:00</dc:date>
            </office:change-info>
          </text:insertion>
        </text:changed-region>
        <text:changed-region xml:id="ct135547984" text:id="ct135547984">
          <text:deletion>
            <office:change-info>
              <dc:creator>Luc Saffre</dc:creator>
              <dc:date>2017-01-24T12:35:00</dc:date>
            </office:change-info>
            <text:p text:style-name="P7"><text:span text:style-name="T11">monthly </text:span></text:p>
          </text:deletion>
        </text:changed-region>
        <text:changed-region xml:id="ct77996448" text:id="ct77996448">
          <text:deletion>
            <office:change-info>
              <dc:creator>Luc Saffre</dc:creator>
              <dc:date>2017-01-24T12:36:00</dc:date>
            </office:change-info>
            <text:p text:style-name="P7"><text:span text:style-name="T11">.</text:span></text:p>
          </text:deletion>
        </text:changed-region>
        <text:changed-region xml:id="ct135540208" text:id="ct135540208">
          <text:insertion>
            <office:change-info>
              <dc:creator>Luc Saffre</dc:creator>
              <dc:date>2017-01-24T12:36:00</dc:date>
            </office:change-info>
          </text:insertion>
        </text:changed-region>
        <text:changed-region xml:id="ct137952368" text:id="ct137952368">
          <text:deletion>
            <office:change-info>
              <dc:creator>Luc Saffre</dc:creator>
              <dc:date>2017-01-24T14:08:00</dc:date>
            </office:change-info>
            <text:p text:style-name="P7"><text:span text:style-name="T12">Agrees that the </text:span>fee <text:span text:style-name="T11">is increased yearly by multiplying it by the consumer price index </text:span><text:span text:style-name="T13">as published by the national statistics board in the client's country</text:span></text:p>
          </text:deletion>
        </text:changed-region>
        <text:changed-region xml:id="ct73306912" text:id="ct73306912">
          <text:deletion>
            <office:change-info>
              <dc:creator>Luc Saffre</dc:creator>
              <dc:date>2017-01-24T12:37:00</dc:date>
            </office:change-info>
            <text:p text:style-name="P7"><text:span text:style-name="T11"><text:s/>and rounding it to the nearest full euro</text:span></text:p>
          </text:deletion>
        </text:changed-region>
        <text:changed-region xml:id="ct137888176" text:id="ct137888176">
          <text:deletion>
            <office:change-info>
              <dc:creator>Luc Saffre</dc:creator>
              <dc:date>2017-01-24T14:08:00</dc:date>
            </office:change-info>
            <text:list xml:id="list3878088240424054977" text:style-name="L2">
              <text:list-item>
                <text:p text:style-name="P8"><text:span text:style-name="T11">.</text:span></text:p>
              </text:list-item>
              <text:list-item>
                <text:p text:style-name="P8"/>
              </text:list-item>
            </text:list>
          </text:deletion>
        </text:changed-region>
        <text:changed-region xml:id="ct68685952" text:id="ct68685952">
          <text:insertion>
            <office:change-info>
              <dc:creator>Luc Saffre</dc:creator>
              <dc:date>2017-01-24T14:25:00</dc:date>
            </office:change-info>
          </text:insertion>
        </text:changed-region>
        <text:changed-region xml:id="ct136246800" text:id="ct136246800">
          <text:deletion>
            <office:change-info>
              <dc:creator>Luc Saffre</dc:creator>
              <dc:date>2017-01-24T14:25:00</dc:date>
            </office:change-info>
            <text:h text:style-name="P9" text:outline-level="2"><text:span text:style-name="T11"><text:s/></text:span></text:h>
            <text:p text:style-name="Text_20_body"><text:line-break/>Extra services</text:p>
            <text:p text:style-name="P10">The Provider can provide the following services for an extra fee negotiated separately<text:span text:style-name="T14">:</text:span></text:p>
            <text:p text:style-name="P11"><text:span text:style-name="T15">24/</text:span><text:span text:style-name="T16">7</text:span><text:span text:style-name="T15"> </text:span><text:span text:style-name="T16">Critical Issues S</text:span><text:span text:style-name="T15">upport </text:span><text:span text:style-name="T16">that monitors the server and takes care of critical issues (</text:span><text:span text:style-name="T15">connection problems </text:span><text:span text:style-name="T16">on Provider side, severe s</text:span><text:span text:style-name="T15">erver </text:span><text:span text:style-name="T16">problems, and similar). All non-critical issues will be dealt with during normal business hours (Mon-Fri 9:00-18:00). Response times for emergency support (investigating the problem, coming up with a fix) are </text:span><text:span text:style-name="T17">2 hours during business hours and 4 hours outside business hours</text:span><text:span text:style-name="T18">. </text:span></text:p>
          </text:deletion>
        </text:changed-region>
        <text:changed-region xml:id="ct135816416" text:id="ct135816416">
          <text:deletion>
            <office:change-info>
              <dc:creator>Luc Saffre</dc:creator>
              <dc:date>2017-01-24T13:10:00</dc:date>
            </office:change-info>
            <text:p text:style-name="P11"><text:span text:style-name="T16">Guaranteed resolution times cannot be provided, for the nature and causes of problems vary enormously. In all cases, the Provider will make their best efforts to resolve problems as quickly as possible. </text:span></text:p>
            <text:p text:style-name="P11"><text:span text:style-name="T16"/></text:p>
          </text:deletion>
        </text:changed-region>
        <text:changed-region xml:id="ct135151776" text:id="ct135151776">
          <text:deletion>
            <office:change-info>
              <dc:creator>Luc Saffre</dc:creator>
              <dc:date>2017-01-24T13:13:00</dc:date>
            </office:change-info>
            <text:p text:style-name="P11"><text:span text:style-name="T16">Separate </text:span></text:p>
          </text:deletion>
        </text:changed-region>
        <text:changed-region xml:id="ct143865744" text:id="ct143865744">
          <text:deletion>
            <office:change-info>
              <dc:creator>Luc Saffre</dc:creator>
              <dc:date>2017-01-24T14:25:00</dc:date>
            </office:change-info>
            <text:p text:style-name="P11"><text:span text:style-name="T16">server (physical, not virtual).</text:span></text:p>
            <text:list xml:id="list150714094260745" text:continue-numbering="true" text:style-name="L2">
              <text:list-item>
                <text:p text:style-name="P12"><text:span text:style-name="T19">Offsite b</text:span>ackup plans<text:span text:style-name="T20"> with third party providers.</text:span></text:p>
              </text:list-item>
              <text:list-item>
                <text:p text:style-name="P13"><text:span text:style-name="T21">Assistance</text:span> with buying protection <text:span text:style-name="T21">against DDOS</text:span> and similar attacks from third party providers. </text:p>
              </text:list-item>
            </text:list>
            <text:p text:style-name="P11"><text:span text:style-name="T16"/></text:p>
          </text:deletion>
        </text:changed-region>
        <text:changed-region xml:id="ct72796816" text:id="ct72796816">
          <text:deletion>
            <office:change-info>
              <dc:creator>Luc Saffre</dc:creator>
              <dc:date>2017-01-24T14:49:00</dc:date>
            </office:change-info>
            <text:p text:style-name="P11"><text:span text:style-name="T9">Liabilities</text:span></text:p>
          </text:deletion>
        </text:changed-region>
        <text:changed-region xml:id="ct136683648" text:id="ct136683648">
          <text:insertion>
            <office:change-info>
              <dc:creator>Luc Saffre</dc:creator>
              <dc:date>2017-01-24T14:49:00</dc:date>
            </office:change-info>
          </text:insertion>
        </text:changed-region>
        <text:changed-region xml:id="ct134510336" text:id="ct134510336">
          <text:insertion>
            <office:change-info>
              <dc:creator>Luc Saffre</dc:creator>
              <dc:date>2017-01-24T14:26:00</dc:date>
            </office:change-info>
          </text:insertion>
        </text:changed-region>
        <text:changed-region xml:id="ct145853760" text:id="ct145853760">
          <text:deletion>
            <office:change-info>
              <dc:creator>Luc Saffre</dc:creator>
              <dc:date>2017-01-24T14:31:00</dc:date>
            </office:change-info>
            <text:p text:style-name="P14">Downtime:</text:p>
            <text:p text:style-name="P15"><text:span text:style-name="T22"/></text:p>
          </text:deletion>
        </text:changed-region>
        <text:changed-region xml:id="ct72862528" text:id="ct72862528">
          <text:deletion>
            <office:change-info>
              <dc:creator>Luc Saffre</dc:creator>
              <dc:date>2017-01-21T17:28:00</dc:date>
            </office:change-info>
            <text:p text:style-name="P15"><text:span text:style-name="T22">,</text:span></text:p>
          </text:deletion>
        </text:changed-region>
        <text:changed-region xml:id="ct144869696" text:id="ct144869696">
          <text:deletion>
            <office:change-info>
              <dc:creator>Luc Saffre</dc:creator>
              <dc:date>2017-01-24T14:50:00</dc:date>
            </office:change-info>
            <text:p text:style-name="P15"><text:span text:style-name="T22"/></text:p>
            <text:p text:style-name="P16"><text:span text:style-name="T22"/></text:p>
          </text:deletion>
        </text:changed-region>
        <text:changed-region xml:id="ct143681104" text:id="ct143681104">
          <text:deletion>
            <office:change-info>
              <dc:creator>Luc Saffre</dc:creator>
              <dc:date>2017-01-24T14:26:00</dc:date>
            </office:change-info>
            <text:p text:style-name="P16"><text:span text:style-name="T22">In case the downtime caused by the Provider exceeds the limit set in this SLA we compensate by one day of free services per hour of downtime.</text:span></text:p>
          </text:deletion>
        </text:changed-region>
        <text:changed-region xml:id="ct145852048" text:id="ct145852048">
          <text:deletion>
            <office:change-info>
              <dc:creator>Luc Saffre</dc:creator>
              <dc:date>2017-01-24T14:31:00</dc:date>
            </office:change-info>
            <text:p text:style-name="P16"><text:span text:style-name="T22"/></text:p>
            <text:p text:style-name="P17"><text:span text:style-name="T22"/></text:p>
          </text:deletion>
        </text:changed-region>
        <text:changed-region xml:id="ct138071280" text:id="ct138071280">
          <text:deletion>
            <office:change-info>
              <dc:creator>Luc Saffre</dc:creator>
              <dc:date>2017-01-24T14:49:00</dc:date>
            </office:change-info>
            <text:p text:style-name="P17">Data loss</text:p>
            <text:p text:style-name="P16">We make </text:p>
          </text:deletion>
        </text:changed-region>
        <text:changed-region xml:id="ct79052144" text:id="ct79052144">
          <text:deletion>
            <office:change-info>
              <dc:creator>Luc Saffre</dc:creator>
              <dc:date>2017-01-24T14:50:00</dc:date>
            </office:change-info>
            <text:p text:style-name="P16">nightly backups of data and can restore the server to last night's standing. </text:p>
          </text:deletion>
        </text:changed-region>
        <text:changed-region xml:id="ct146168992" text:id="ct146168992">
          <text:deletion>
            <office:change-info>
              <dc:creator>Luc Saffre</dc:creator>
              <dc:date>2017-01-24T14:49:00</dc:date>
            </office:change-info>
            <text:p text:style-name="P16">We </text:p>
          </text:deletion>
        </text:changed-region>
        <text:changed-region xml:id="ct136198032" text:id="ct136198032">
          <text:deletion>
            <office:change-info>
              <dc:creator>Luc Saffre</dc:creator>
              <dc:date>2017-01-24T14:50:00</dc:date>
            </office:change-info>
            <text:p text:style-name="P16"><text:span text:style-name="T23">are </text:span>not responsible for any data loss occurring despite these precautions. Additional offsite backup plans are available as an extra service. </text:p>
          </text:deletion>
        </text:changed-region>
        <text:changed-region xml:id="ct138707312" text:id="ct138707312">
          <text:insertion>
            <office:change-info>
              <dc:creator>Luc Saffre</dc:creator>
              <dc:date>2017-01-24T14:26:00</dc:date>
            </office:change-info>
          </text:insertion>
        </text:changed-region>
        <text:changed-region xml:id="ct135823968" text:id="ct135823968">
          <text:deletion>
            <office:change-info>
              <dc:creator>Luc Saffre</dc:creator>
              <dc:date>2017-01-24T14:04:00</dc:date>
            </office:change-info>
            <text:h text:style-name="P18" text:outline-level="2"><text:span text:style-name="T24">The following is NOT provided in the scope of this SLA</text:span></text:h>
          </text:deletion>
        </text:changed-region>
        <text:changed-region xml:id="ct138176992" text:id="ct138176992">
          <text:deletion>
            <office:change-info>
              <dc:creator>Luc Saffre</dc:creator>
              <dc:date>2017-01-24T14:41:00</dc:date>
            </office:change-info>
            <text:h text:style-name="Heading_20_2" text:outline-level="2"><text:span text:style-name="T24"/></text:h>
            <text:h text:style-name="P18" text:outline-level="2"><text:span text:style-name="T25"/></text:h>
          </text:deletion>
        </text:changed-region>
        <text:changed-region xml:id="ct138320432" text:id="ct138320432">
          <text:deletion>
            <office:change-info>
              <dc:creator>Luc Saffre</dc:creator>
              <dc:date>2017-01-24T14:03:00</dc:date>
            </office:change-info>
            <text:h text:style-name="P18" text:outline-level="2"><text:span text:style-name="T25">Lino application </text:span></text:h>
          </text:deletion>
        </text:changed-region>
        <text:changed-region xml:id="ct138212864" text:id="ct138212864">
          <text:deletion>
            <office:change-info>
              <dc:creator>Luc Saffre</dc:creator>
              <dc:date>2017-01-24T14:05:00</dc:date>
            </office:change-info>
            <text:h text:style-name="P18" text:outline-level="2"><text:span text:style-name="T25">end-user support, setup, configuration, bugfixes or updates</text:span></text:h>
          </text:deletion>
        </text:changed-region>
        <text:changed-region xml:id="ct136068624" text:id="ct136068624">
          <text:deletion>
            <office:change-info>
              <dc:creator>Luc Saffre</dc:creator>
              <dc:date>2017-01-24T14:03:00</dc:date>
            </office:change-info>
            <text:h text:style-name="P18" text:outline-level="2"><text:span text:style-name="T25">.S</text:span></text:h>
          </text:deletion>
        </text:changed-region>
        <text:changed-region xml:id="ct73511824" text:id="ct73511824">
          <text:deletion>
            <office:change-info>
              <dc:creator>Luc Saffre</dc:creator>
              <dc:date>2017-01-24T14:26:00</dc:date>
            </office:change-info>
            <text:h text:style-name="P18" text:outline-level="2"><text:span text:style-name="T25">ecurity </text:span></text:h>
          </text:deletion>
        </text:changed-region>
        <text:changed-region xml:id="ct144046416" text:id="ct144046416">
          <text:deletion>
            <office:change-info>
              <dc:creator>Luc Saffre</dc:creator>
              <dc:date>2017-01-24T13:59:00</dc:date>
            </office:change-info>
            <text:h text:style-name="P18" text:outline-level="2"><text:span text:style-name="T25">measures against vulnerabilities</text:span></text:h>
          </text:deletion>
        </text:changed-region>
        <text:changed-region xml:id="ct135153616" text:id="ct135153616">
          <text:deletion>
            <office:change-info>
              <dc:creator>Luc Saffre</dc:creator>
              <dc:date>2017-01-24T14:26:00</dc:date>
            </office:change-info>
            <text:h text:style-name="P18" text:outline-level="2"><text:span text:style-name="T25"><text:s/>caused by </text:span></text:h>
          </text:deletion>
        </text:changed-region>
        <text:changed-region xml:id="ct134505312" text:id="ct134505312">
          <text:deletion>
            <office:change-info>
              <dc:creator>Luc Saffre</dc:creator>
              <dc:date>2017-01-24T14:01:00</dc:date>
            </office:change-info>
            <text:h text:style-name="P18" text:outline-level="2"><text:span text:style-name="T25">Lino applications</text:span></text:h>
          </text:deletion>
        </text:changed-region>
        <text:changed-region xml:id="ct137584816" text:id="ct137584816">
          <text:deletion>
            <office:change-info>
              <dc:creator>Luc Saffre</dc:creator>
              <dc:date>2017-01-24T14:26:00</dc:date>
            </office:change-info>
            <text:h text:style-name="Heading_20_2" text:outline-level="2"><text:span text:style-name="T24"/></text:h>
            <text:p text:style-name="P19"><text:span text:style-name="T26">SSH</text:span><text:span text:style-name="T9"> access to the server to end-user or </text:span><text:span text:style-name="T24">other parties </text:span><text:span text:style-name="T9">not mentioned in this document</text:span></text:p>
          </text:deletion>
        </text:changed-region>
        <text:changed-region xml:id="ct143926704" text:id="ct143926704">
          <text:deletion>
            <office:change-info>
              <dc:creator>Luc Saffre</dc:creator>
              <dc:date>2017-01-24T14:41:00</dc:date>
            </office:change-info>
            <text:p text:style-name="P19"><text:span text:style-name="T24"/></text:p>
            <text:p text:style-name="P19"><text:span text:style-name="T24"/></text:p>
          </text:deletion>
        </text:changed-region>
        <text:changed-region xml:id="ct146148864" text:id="ct146148864">
          <text:insertion>
            <office:change-info>
              <dc:creator>Luc Saffre</dc:creator>
              <dc:date>2017-01-24T14:40:00</dc:date>
            </office:change-info>
          </text:insertion>
        </text:changed-region>
        <text:changed-region xml:id="ct143680512" text:id="ct143680512">
          <text:insertion>
            <office:change-info>
              <dc:creator>Luc Saffre</dc:creator>
              <dc:date>2017-01-24T14:41:00</dc:date>
            </office:change-info>
          </text:insertion>
        </text:changed-region>
        <text:changed-region xml:id="ct58894304" text:id="ct58894304">
          <text:insertion>
            <office:change-info>
              <dc:creator>Luc Saffre</dc:creator>
              <dc:date>2017-01-24T14:40:00</dc:date>
            </office:change-info>
          </text:insertion>
        </text:changed-region>
        <text:changed-region xml:id="ct144839568" text:id="ct144839568">
          <text:deletion>
            <office:change-info>
              <dc:creator>Luc Saffre</dc:creator>
              <dc:date>2017-01-24T14:40:00</dc:date>
            </office:change-info>
            <text:p text:style-name="P20"/>
            <text:p text:style-name="P20"/>
          </text:deletion>
        </text:changed-region>
        <text:changed-region xml:id="ct146610640" text:id="ct146610640">
          <text:deletion>
            <office:change-info>
              <dc:creator>Luc Saffre</dc:creator>
              <dc:date>2017-01-24T14:39:00</dc:date>
            </office:change-info>
            <text:p text:style-name="P20">the Service Level Agreement </text:p>
          </text:deletion>
        </text:changed-region>
        <text:changed-region xml:id="ct137012736" text:id="ct137012736">
          <text:insertion>
            <office:change-info>
              <dc:creator>Luc Saffre</dc:creator>
              <dc:date>2017-01-24T14:39:00</dc:date>
            </office:change-info>
          </text:insertion>
        </text:changed-region>
        <text:changed-region xml:id="ct144252080" text:id="ct144252080">
          <text:deletion>
            <office:change-info>
              <dc:creator>Luc Saffre</dc:creator>
              <dc:date>2017-01-24T13:50:00</dc:date>
            </office:change-info>
            <text:h text:style-name="P21" text:outline-level="2">Force majeure</text:h>
            <text:p text:style-name="P22">This SLA does not apply in circumstances that could be reasonably said to be beyond the Supplier’s control <text:span text:style-name="T27">(</text:span><text:span text:style-name="T28">force majeure</text:span><text:span text:style-name="T27">) including but not limited to </text:span>natural <text:span text:style-name="T27">or man-made </text:span>disasters<text:span text:style-name="T29">, </text:span><text:span text:style-name="T30">regionwide internet disruptions or power loss</text:span><text:span text:style-name="T31">.</text:span></text:p>
            <text:h text:style-name="P23" text:outline-level="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Lino <text:change text:change-id="ct54959296"/><text:change-start text:change-id="ct79135232"/><text:span text:style-name="T103">Hosting Service Level Agreement</text:span><text:change-end text:change-id="ct79135232"/></text:h>
      <text:h text:style-name="Heading_20_2" text:outline-level="2"><text:change text:change-id="ct72918160"/><text:change text:change-id="ct134670560"/><text:change text:change-id="ct138306400"/><text:change text:change-id="ct70488448"/>Introduction</text:h>
      <text:p text:style-name="P22">This Service Level Agreement (“SLA”) describes the service that Rumma &amp; Ko (“Provider”) provides to [Company name] (“Client”). <text:change-start text:change-id="ct143851312"/></text:p>
      <text:p text:style-name="P53"><text:change-end text:change-id="ct143851312"/><text:change-start text:change-id="ct145982320"/><text:span text:style-name="T99">The Client is supposed to have a support &amp; maintenance agreement with a third-party provider (“Maintainer”) of their choice</text:span><text:change-end text:change-id="ct145982320"/><text:change-start text:change-id="ct144947472"/><text:span text:style-name="T99"> which </text:span><text:change-end text:change-id="ct144947472"/><text:change-start text:change-id="ct73460288"/>cover<text:span text:style-name="T102">s</text:span> end-user support, setup, configuration, bugfixes <text:span text:style-name="T102">and</text:span> updates <text:span text:style-name="T99">for the Lino application itself. </text:span><text:change-end text:change-id="ct73460288"/><text:change-start text:change-id="ct134709744"/><text:span text:style-name="T99">This SLA does </text:span><text:span text:style-name="T59">not </text:span><text:span text:style-name="T99">cover these services.</text:span><text:change-end text:change-id="ct134709744"/></text:p>
      <text:h text:style-name="Heading_20_2" text:outline-level="2"><text:change-start text:change-id="ct134676928"/>Duration and fee</text:h>
      <text:p text:style-name="P49"><text:change-end text:change-id="ct134676928"/><text:change-start text:change-id="ct72451568"/>This agreement <text:span text:style-name="T101">starts on [Start date] and lasts </text:span>for an undetermined period of time.</text:p>
      <text:p text:style-name="P49">, with a yearly option on both sides to terminate.<text:change-end text:change-id="ct72451568"/><text:change-start text:change-id="ct78925280"/></text:p>
      <text:p text:style-name="P48">The <text:span text:style-name="T100">basic annual </text:span>fe<text:change-end text:change-id="ct78925280"/><text:change-start text:change-id="ct62703952"/>e is <text:span text:style-name="T100">fixed to [Base Fee] € / year.</text:span></text:p>
      <text:p text:style-name="P59">The fee is adapted yearly according to the consumer price index as published by the national statistics board in the client's country.</text:p>
      <text:p text:style-name="P50"><text:span text:style-name="T108">The fee </text:span>may be adapted <text:span text:style-name="T101">by the Provider once per year depending on changed circumstances or market situation. In case the fee increases by more than 5%, the Provider must announce the price change at least one month in advance.</text:span></text:p>
      <text:p text:style-name="P60"><text:span text:style-name="T87">The Provider has right to change any</text:span><text:change-end text:change-id="ct62703952"/><text:change-start text:change-id="ct52827344"/><text:span text:style-name="T87">thing in this agreement with a notice one month before it takes effect.</text:span><text:change-end text:change-id="ct52827344"/><text:change-start text:change-id="ct146320416"/><text:span text:style-name="T87"> </text:span></text:p>
      <text:p text:style-name="P60"><text:change-end text:change-id="ct146320416"/><text:change-start text:change-id="ct134565984"/><text:span text:style-name="T85">The </text:span><text:change-end text:change-id="ct134565984"/><text:change-start text:change-id="ct67476480"/><text:span text:style-name="T85">general terms and conditions of Rumma &amp; Ko OÜ apply.</text:span><text:change-end text:change-id="ct67476480"/></text:p>
      <text:h text:style-name="P71" text:outline-level="2"><text:span text:style-name="T12">The </text:span>Provider<text:span text:style-name="T61">'s Obligations</text:span></text:h>
      <text:p text:style-name="P26"><text:span text:style-name="T48">The Provider </text:span><text:span text:style-name="T47">commits itself to offer a high level of service and exceptional customer experience</text:span><text:span text:style-name="T4"> at all times. </text:span><text:span text:style-name="T46">The Provider:</text:span></text:p>
      <text:list xml:id="list150714360190186" text:continue-list="list2859623236959148743" text:style-name="L1">
        <text:list-item>
          <text:p text:style-name="P31"><text:span text:style-name="T19">Carries out the i</text:span>nitial system and domain setup, <text:span text:style-name="T54">sets up a virtual server</text:span> host<text:span text:style-name="T51">ing system</text:span><text:change-start text:change-id="ct146074368"/><text:span text:style-name="T51">.</text:span><text:change-end text:change-id="ct146074368"/></text:p>
        </text:list-item>
        <text:list-item>
          <text:p text:style-name="P32"><text:span text:style-name="T55">Allows SSH</text:span> access to the server <text:span text:style-name="T54">to the client’s </text:span>designated <text:span text:style-name="T19">L</text:span>ino dev<text:span text:style-name="T51">e</text:span>loper <text:span text:style-name="T19">who is responsible for </text:span><text:change-start text:change-id="ct135842928"/><text:span text:style-name="T19">installing </text:span><text:change-end text:change-id="ct135842928"/><text:span text:style-name="T19">any Lino applications working on the system</text:span><text:change-start text:change-id="ct146507584"/><text:span text:style-name="T19">.</text:span><text:change-end text:change-id="ct146507584"/></text:p>
        </text:list-item>
        <text:list-item>
          <text:p text:style-name="P28"><text:span text:style-name="T5">Ensures 99.8% uptime </text:span><text:span text:style-name="T4">during business hours (</text:span><text:change-start text:change-id="ct73441728"/><text:span text:style-name="T50">[Business hours:</text:span><text:change-end text:change-id="ct73441728"/><text:span text:style-name="T4">Mon-Fri 8:00-18:00</text:span><text:change-start text:change-id="ct135749392"/><text:span text:style-name="T50">]</text:span><text:change-end text:change-id="ct135749392"/><text:span text:style-name="T4">, except </text:span><text:change text:change-id="ct134677936"/><text:change-start text:change-id="ct134187136"/><text:span text:style-name="T4">legal </text:span><text:change-end text:change-id="ct134187136"/><text:span text:style-name="T4">holidays </text:span><text:change-start text:change-id="ct146621376"/><text:span text:style-name="T49">in </text:span><text:change-end text:change-id="ct146621376"/><text:change-start text:change-id="ct134341568"/><text:span text:style-name="T49">Estonia</text:span><text:change-end text:change-id="ct134341568"/><text:change text:change-id="ct79254816"/><text:span text:style-name="T4">)</text:span><text:change text:change-id="ct144835456"/><text:change text:change-id="ct144448000"/><text:change-start text:change-id="ct78914112"/><text:span text:style-name="T4">.</text:span><text:change-end text:change-id="ct78914112"/></text:p>
        </text:list-item>
        <text:list-item>
          <text:p text:style-name="P35">Makes sure no confidential information is made available to third parties. The Provider uses client information solely for administering the account and collecting usage statistics.</text:p>
        </text:list-item>
        <text:list-item>
          <text:p text:style-name="P4"><text:soft-page-break/><text:span text:style-name="T6">Takes </text:span><text:change text:change-id="ct134697744"/><text:change-start text:change-id="ct134648272"/><text:span text:style-name="T6">all </text:span><text:change-end text:change-id="ct134648272"/><text:span text:style-name="T6">security measures </text:span><text:change-start text:change-id="ct144437408"/><text:span text:style-name="T6">necessary </text:span><text:change-end text:change-id="ct144437408"/><text:span text:style-name="T6">for protecting the </text:span><text:span text:style-name="T9">system </text:span><text:change-start text:change-id="ct78943984"/><text:span text:style-name="T7">in a </text:span><text:span text:style-name="T74">bonus pater familias</text:span><text:span text:style-name="T7"> way</text:span><text:change-end text:change-id="ct78943984"/><text:change text:change-id="ct78120944"/><text:change-start text:change-id="ct144699328"/><text:span text:style-name="T7">.</text:span><text:change-end text:change-id="ct144699328"/><text:change text:change-id="ct137887888"/><text:change text:change-id="ct145858432"/><text:change text:change-id="ct58963824"/><text:change text:change-id="ct73315792"/><text:change text:change-id="ct135639776"/></text:p>
        </text:list-item>
        <text:list-item>
          <text:p text:style-name="P33"><text:span text:style-name="T10">Responds to any critical server issue during business hours within </text:span><text:change-start text:change-id="ct134299744"/><text:span text:style-name="T10">4</text:span><text:change-end text:change-id="ct134299744"/><text:change text:change-id="ct135820416"/><text:span text:style-name="T10"> hours and resolves it as quickly as possible. </text:span><text:change-start text:change-id="ct138007792"/></text:p>
        </text:list-item>
        <text:list-item>
          <text:p text:style-name="P34"><text:change-end text:change-id="ct138007792"/><text:change text:change-id="ct134492832"/><text:change-start text:change-id="ct63703136"/><text:span text:style-name="T10">Makes </text:span>nightly backups of data and can restore the server to last night's standing. <text:span text:style-name="T23">The Provider is </text:span>not responsible for any data loss occurring despite these precautions. Additional offsite backup plans are available as an extra service. <text:change-end text:change-id="ct63703136"/><text:change-start text:change-id="ct134429328"/></text:p>
          <text:p text:style-name="P33"><text:change-end text:change-id="ct134429328"/></text:p>
        </text:list-item>
      </text:list>
      <text:h text:style-name="P70" text:outline-level="2"><text:span text:style-name="T12">The C</text:span>lient<text:span text:style-name="T61">'s Obligations</text:span></text:h>
      <text:p text:style-name="P10"><text:span text:style-name="T65">T</text:span><text:span text:style-name="T9">he Client uses the server in good will</text:span><text:span text:style-name="T67"> as agreed with Provider. In addition, the Client:</text:span></text:p>
      <text:list xml:id="list150715208190678" text:continue-list="list150714094260745" text:style-name="L2">
        <text:list-item>
          <text:p text:style-name="P8"><text:span text:style-name="T12">P</text:span>a<text:span text:style-name="T11">ys the </text:span><text:change text:change-id="ct135547984"/><text:span text:style-name="T11">service fee in full by the agreed time</text:span><text:change text:change-id="ct77996448"/><text:change-start text:change-id="ct135540208"/><text:span text:style-name="T11"> (monthly or yearly)</text:span><text:change-end text:change-id="ct135540208"/></text:p>
        </text:list-item>
        <text:list-item>
          <text:p text:style-name="P8"><text:change text:change-id="ct137952368"/><text:change text:change-id="ct73306912"/><text:change text:change-id="ct137888176"/><text:span text:style-name="T11">Maintains good communication with the Provider at all times and r</text:span>eport<text:span text:style-name="T11">s</text:span> <text:span text:style-name="T11">any problems concerning the service as soon as possible via previously agreed communication channels.</text:span></text:p>
        </text:list-item>
        <text:list-item>
          <text:p text:style-name="P37"><text:span text:style-name="T12">A</text:span>nswer<text:span text:style-name="T11">s</text:span> to callback question <text:span text:style-name="T11">from the Provider and p</text:span>rovide<text:span text:style-name="T11">s</text:span> any information needed to solve <text:span text:style-name="T11">the </text:span>problem <text:span text:style-name="T11">to the best of their ability via previously agreed communication channels. </text:span></text:p>
        </text:list-item>
        <text:list-item>
          <text:p text:style-name="P39"><text:span text:style-name="T12">A</text:span>llows for scheduled maintenance and upgrading works to be performed on the server and is helpful in determin<text:span text:style-name="T92">ing</text:span> the best manner and schedule for performing these works. </text:p>
        </text:list-item>
        <text:list-item>
          <text:p text:style-name="P58"><text:span text:style-name="T64">U</text:span><text:span text:style-name="T9">se</text:span><text:span text:style-name="T66">s</text:span><text:span text:style-name="T9"> the system </text:span><text:span text:style-name="T66">only </text:span><text:span text:style-name="T9">as intended </text:span><text:span text:style-name="T66">for the purpose of running the Lino applications. The client refrains from using the server for other purposes</text:span><text:span text:style-name="T26"> or</text:span><text:span text:style-name="T66"> overloading the server either on purpose o</text:span><text:span text:style-name="T26">r</text:span><text:span text:style-name="T66"> by accident.</text:span><text:change-start text:change-id="ct68685952"/></text:p>
        </text:list-item>
      </text:list>
      <text:h text:style-name="P76" text:outline-level="2"><text:change-end text:change-id="ct68685952"/><text:change text:change-id="ct136246800"/><text:change text:change-id="ct135816416"/><text:change text:change-id="ct135151776"/><text:change text:change-id="ct143865744"/><text:change text:change-id="ct72796816"/><text:change-start text:change-id="ct136683648"/><text:span text:style-name="T15">Downtime </text:span><text:span text:style-name="T80">and data loss</text:span><text:change-end text:change-id="ct136683648"/></text:h>
      <text:p text:style-name="P55">In case <text:span text:style-name="T51">the Provider </text:span>fails to provide the hosting service according to the <text:span text:style-name="T35">terms set in this agreement, they offer account credit in the following amounts:</text:span><text:change-start text:change-id="ct134510336"/></text:p>
      <text:list xml:id="list7322555292675483545" text:style-name="L3">
        <text:list-item>
          <text:p text:style-name="P45">In case the downtime caused by the Provider exceeds the limit set in this SLA we compensate by one day <text:span text:style-name="T95">(week?) </text:span>of free services per hour of downtime. <text:span text:style-name="T94">(ZZZ seems not very much)</text:span></text:p>
        </text:list-item>
      </text:list>
      <text:p text:style-name="P56"><text:span text:style-name="T106">The Provider Upgrades the </text:span>system <text:span text:style-name="T56">regularly at times agreed with the Client in a way such as to cause minimal disruption to operations. </text:span>The downtime caused by <text:span text:style-name="T106">a </text:span>scheduled maintenance <text:span text:style-name="T106">operation </text:span>is not counted into the yearly limit.</text:p>
      <text:p text:style-name="P56"><text:span text:style-name="T98">The Provider cannot be made responsible for security problems</text:span> caused by <text:span text:style-name="T27">the Client's inadvertence, including but not limited to malware on their system and granting inapropriate user permissions, giving SSH</text:span> access to the server to end-user<text:span text:style-name="T104">s</text:span> or <text:span text:style-name="T104">unauthorized third parties.</text:span></text:p>
      <text:p text:style-name="P54"><text:soft-page-break/><text:span text:style-name="T98">This SLA does not apply in circumstances that could be reasonably said to be beyond the Supplier’s control (</text:span><text:span text:style-name="T28">force majeure</text:span><text:span text:style-name="T27">) including but not limited to natural or man-made disasters, </text:span>regionwide internet disruptions or power loss.<text:change-end text:change-id="ct134510336"/></text:p>
      <text:p text:style-name="P15"><text:change text:change-id="ct145853760"/><text:span text:style-name="T22">No compensation</text:span><text:change text:change-id="ct72862528"/><text:span text:style-name="T22"> if it is clearly a case of an outside attack (</text:span><text:span text:style-name="T26">DDOS</text:span><text:span text:style-name="T22"> or similar). D</text:span><text:span text:style-name="T26">DOS</text:span><text:span text:style-name="T22"> protection can be bought </text:span><text:span text:style-name="T24">from third party providers </text:span><text:span text:style-name="T22">for additional cost covered by the client.</text:span><text:change text:change-id="ct144869696"/><text:change text:change-id="ct143681104"/><text:change text:change-id="ct145852048"/><text:change text:change-id="ct138071280"/><text:change text:change-id="ct79052144"/><text:change text:change-id="ct146168992"/><text:change text:change-id="ct136198032"/></text:p>
      <text:h text:style-name="P18" text:outline-level="2"><text:change-start text:change-id="ct138707312"/>Extra services</text:h>
      <text:p text:style-name="P63">The Provider can provide the following services for an extra fee negotiated separately<text:span text:style-name="T14">:</text:span></text:p>
      <text:list xml:id="list150715202699794" text:continue-list="list150715208190678" text:style-name="L2">
        <text:list-item>
          <text:p text:style-name="P38">24/<text:span text:style-name="T19">7</text:span> <text:span text:style-name="T19">Critical Issues S</text:span>upport <text:span text:style-name="T19">that monitors the server and takes care of critical issues (</text:span>connection problems <text:span text:style-name="T19">on Provider side, severe s</text:span>erver <text:span text:style-name="T19">problems, and similar). All non-critical issues will be dealt with during normal business hours (Mon-Fri 9:00-18:00). Response times for emergency support (investigating the problem, coming up with a fix) are </text:span><text:span text:style-name="T37">2 hours during business hours and 4 hours outside business hours</text:span><text:span text:style-name="T40">. </text:span></text:p>
        </text:list-item>
        <text:list-item>
          <text:p text:style-name="P41"><text:span text:style-name="T19">Offsite b</text:span>ackup plans<text:span text:style-name="T20"> with third party providers.</text:span></text:p>
        </text:list-item>
        <text:list-item>
          <text:p text:style-name="P44"><text:span text:style-name="T21">Assistance</text:span> with buying protection <text:span text:style-name="T21">against DDOS</text:span> and similar attacks from third party providers. </text:p>
        </text:list-item>
      </text:list>
      <text:h text:style-name="P18" text:outline-level="2"><text:change-end text:change-id="ct138707312"/><text:change text:change-id="ct135823968"/><text:change text:change-id="ct138176992"/><text:change text:change-id="ct138320432"/><text:change text:change-id="ct138212864"/><text:change text:change-id="ct136068624"/><text:change text:change-id="ct73511824"/><text:change text:change-id="ct144046416"/><text:change text:change-id="ct135153616"/><text:change text:change-id="ct134505312"/><text:change text:change-id="ct137584816"/><text:change text:change-id="ct143926704"/><text:span text:style-name="T62">Right of </text:span><text:span text:style-name="T83">T</text:span><text:span text:style-name="T62">ermination</text:span></text:h>
      <text:p text:style-name="P20"><text:change-start text:change-id="ct146148864"/><text:span text:style-name="T97">(can go away</text:span><text:change-end text:change-id="ct146148864"/><text:change-start text:change-id="ct143680512"/><text:span text:style-name="T97">:)</text:span><text:span text:style-name="T105"> </text:span><text:change-end text:change-id="ct143680512"/>The Provider recognizes that it provides services that are critical to the client’s business.<text:change-start text:change-id="ct58894304"/> <text:change-end text:change-id="ct58894304"/><text:change text:change-id="ct144839568"/>The Client may terminate <text:change text:change-id="ct146610640"/><text:change-start text:change-id="ct137012736"/><text:span text:style-name="T105">this SLA </text:span><text:change-end text:change-id="ct137012736"/>along with any Support &amp; Maintenance and/or Development Contracts with the supplier, with no penalty, if the Provider fails to meet the service levels agreed hereupon more than <text:span text:style-name="T31">three</text:span> times in any single calendar month.</text:p>
      <text:h text:style-name="P23" text:outline-level="2"><text:change text:change-id="ct144252080"/>Confidentiality of This Agreement</text:h>
      <text:p text:style-name="P25">This <text:span text:style-name="T34">is a confidential </text:span>agreement <text:span text:style-name="T34">signed between the Provider, Rumma &amp; Ko, and the Client. Both parties keep it confidential from other parties. </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4pt" fo:font-weight="bold" style:font-size-asian="115%" style:font-weight-asian="bold" style:font-size-complex="115%" style:font-weight-complex="600"/>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0:02:41.240095663</meta:creation-date>
    <dc:date>2017-01-24T15:07:12.938231776</dc:date>
    <meta:editing-duration>PT7H30S</meta:editing-duration>
    <meta:editing-cycles>97</meta:editing-cycles>
    <meta:generator>LibreOffice/5.1.4.2$Linux_X86_64 LibreOffice_project/10m0$Build-2</meta:generator>
    <dc:creator>Luc Saffre</dc:creator>
    <meta:document-statistic meta:table-count="0" meta:image-count="0" meta:object-count="0" meta:page-count="3" meta:paragraph-count="45" meta:word-count="921" meta:character-count="5704" meta:non-whitespace-character-count="4835"/>
  </office:meta>
</office:document-meta>
</file>